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text-align="start" style:justify-single-word="false" fo:text-indent="0cm" style:auto-text-indent="false"/>
    </style:style>
    <style:style style:name="T1" style:family="text">
      <style:text-properties fo:color="#000000"/>
    </style:style>
    <style:style style:name="T2" style:family="text">
      <style:text-properties fo:color="#000000" style:font-name="Arial1" fo:font-size="9pt"/>
    </style:style>
    <style:style style:name="T3" style:family="text">
      <style:text-properties fo:color="#000000" style:font-name="Arial1" fo:font-size="9pt" fo:font-weight="bold"/>
    </style:style>
    <style:style style:name="T4" style:family="text">
      <style:text-properties fo:color="#000000" style:font-name="Arial1" fo:font-size="9pt" fo:font-weight="normal" style:font-weight-asian="normal" style:font-weight-complex="normal"/>
    </style:style>
    <style:style style:name="T5"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vironmentsystems – Simulation and Modelling</text:p>
      <text:p text:style-name="Standard"/>
      <text:p text:style-name="Standard">A. Schupp, J. Schwalb &amp; Schönberg, A.</text:p>
      <text:p text:style-name="Standard"/>
      <text:p text:style-name="Standard">1. Introduction</text:p>
      <text:p text:style-name="Standard"/>
      <text:p text:style-name="Standard"/>
      <text:p text:style-name="Standard"/>
      <text:p text:style-name="Standard">2. Model scenario „invasiv species“</text:p>
      <text:p text:style-name="Standard"/>
      <text:p text:style-name="Standard">Since the increasing transport and exchange due to the gloabisation (Perrings et al. 2005, p.212) ecosystems are trentend by invasiv species (Meyerson &amp; Mooney 2007, p. 199). If a foreign species reaches a new ecosystem there is a chance that it can establish (e.g. a niche). A successful reproduction can lead to an invasion of the native ecosystem with probably risk of displacement to the native species. (Nentwig 2010, p.16ff). An actual example for europe is the asian ladybrid wich tends to displace the foeign european lady bir due to a higher reproduction rate (quelle). The following model simulates both species eating on greenfly with differenz advantages in eating and production rate for the invasiv asian ladybird.</text:p>
      <text:p text:style-name="Standard"/>
      <text:p text:style-name="Standard">3. Model capability</text:p>
      <text:p text:style-name="Standard"/>
      <text:p text:style-name="Standard"/>
      <text:p text:style-name="Standard"/>
      <text:p text:style-name="Standard"/>
      <text:p text:style-name="Standard">4. Discussion</text:p>
      <text:p text:style-name="Standard">The model is capabel of simulating the direct effect of food competition between the two species.</text:p>
      <text:p text:style-name="Standard">The adeption of harmonia</text:p>
      <text:p text:style-name="Standard">the model can show the direct effect of food competition but doesnt use further naturla fact wich can be found in the realiy. It only uses the increased reproduction rate to simlulate the nahrungkonkurenz but in realyity the asian ladybird is further more agressiv like eating up the european ones. Further it is able to use a bioligcal emzime to nutrelaise the european konkurent.</text:p>
      <text:p text:style-name="Standard"/>
      <text:p text:style-name="Standard"/>
      <text:p text:style-name="Standard"/>
      <text:p text:style-name="Standard">5. lit</text:p>
      <text:p text:style-name="P1"><text:span text:style-name="T3">Nentwig, N. (2010): </text:span><text:span text:style-name="T2">Invasive Arten. Göttingen. </text:span></text:p>
      <text:p text:style-name="P1"><text:span text:style-name="T3">Meyerson, L.A. &amp; Mooney, H.A. (2007):</text:span><text:span text:style-name="T1"> </text:span><text:span text:style-name="T2">Invasive alien</text:span><text:span text:style-name="T1"> </text:span><text:span text:style-name="T2">species</text:span><text:span text:style-name="T1"> </text:span><text:span text:style-name="T2">in an era</text:span><text:span text:style-name="T1"> </text:span><text:span text:style-name="T2">of</text:span><text:span text:style-name="T1"> </text:span><text:span text:style-name="T2">globalization. Frontiers in Ecology and</text:span><text:span text:style-name="T1"> </text:span><text:span text:style-name="T2">the</text:span><text:span text:style-name="T1"> </text:span><text:span text:style-name="T2">Environment, 5, 199–208. </text:span></text:p>
      <text:p text:style-name="Standard"><text:span text:style-name="T3">Perrings, C., Dehnen-Schmutz, K., Touza, J. &amp; Williamson, M. (2005) </text:span><text:span text:style-name="T2">How</text:span><text:span text:style-name="T1"> </text:span><text:span text:style-name="T2">to</text:span><text:span text:style-name="T1"> </text:span><text:span text:style-name="T2">manage biological</text:span><text:span text:style-name="T1"> </text:span><text:span text:style-name="T2">invasions</text:span><text:span text:style-name="T1"> </text:span><text:span text:style-name="T2">under</text:span><text:span text:style-name="T1"> </text:span><text:span text:style-name="T2">globalization. Trends in Ecology &amp; Evolution, 20, 212–215. <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29T12:14:49.41</meta:creation-date>
    <meta:document-statistic meta:table-count="0" meta:image-count="0" meta:object-count="0" meta:page-count="1" meta:paragraph-count="14" meta:word-count="279" meta:character-count="1759"/>
    <dc:date>2019-08-29T19:11:49.56</dc:date>
    <meta:editing-duration>PT2H55M39S</meta:editing-duration>
    <meta:editing-cycles>1</meta:editing-cycles>
    <meta:generator>OpenOffice/4.1.3$Win32 OpenOffice.org_project/413m1$Build-9783</meta:generator>
  </office:meta>
</office:document-meta>
</file>